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1.0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1.74pt"/>
    </style:style>
    <style:style style:name="co4" style:family="table-column">
      <style:table-column-properties fo:break-before="auto" style:column-width="64.06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solid" svg:stroke-width="0pt" svg:stroke-color="#000000" draw:marker-start-width="5.58pt" draw:marker-end-width="5.58pt" draw:fill="solid" draw:fill-color="#ffffff" fo:min-height="106.16pt"/>
    </style:style>
    <style:style style:name="gr2" style:family="graphic">
      <style:graphic-properties draw:stroke="solid" svg:stroke-width="0pt" svg:stroke-color="#000000" draw:marker-start-width="5.58pt" draw:marker-end-width="5.58pt" draw:fill="solid" draw:fill-color="#ffffff" fo:min-height="145.96pt"/>
    </style:style>
    <style:style style:name="gr3" style:family="graphic">
      <style:graphic-properties draw:stroke="solid" svg:stroke-width="0pt" svg:stroke-color="#000000" draw:marker-start-width="5.58pt" draw:marker-end-width="5.58pt" draw:fill="solid" draw:fill-color="#ffffff" fo:min-height="92.89pt"/>
    </style:style>
    <style:style style:name="gr4" style:family="graphic">
      <style:graphic-properties draw:stroke="solid" svg:stroke-width="0pt" svg:stroke-color="#000000" draw:marker-start-width="5.58pt" draw:marker-end-width="5.58pt" draw:fill="solid" draw:fill-color="#ffffff" fo:min-height="132.69pt"/>
    </style:style>
    <style:style style:name="P1" style:family="paragraph">
      <loext:graphic-properties draw:fill="solid" draw:fill-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45.06pt" svg:height="106.16pt" svg:x="344.83pt" svg:y="217.08pt">
            <draw:text-box>
              <text:p>Notes for 458sjeng results:</text:p>
              <text:p>1)Large L1i, L1d and L2 do not give performance improvements. They in fact slightly reduce performance.</text:p>
              <text:p>2)Memory Association gives close to zero performance improvements.</text:p>
              <text:p>3)Cache Line size plays a significant role in overall performance.</text:p>
            </draw:text-box>
          </draw:frame>
          <draw:frame draw:z-index="1" draw:style-name="gr2" draw:text-style-name="P1" svg:width="245.06pt" svg:height="145.96pt" svg:x="344.98pt" svg:y="444.78pt">
            <draw:text-box>
              <text:p>Notes for 456hmmer results:</text:p>
              <text:p>1)Large L1i, L1d and L2 do not give performance improvements. They in fact slightly reduce performance.</text:p>
              <text:p>We should note that when we reduce the L1d cache to 128kB the Miss-Rate is increased and the L2 is finally utilized on a decent level.</text:p>
              <text:p>2)Memory Association gives close to zero performance improvements.</text:p>
              <text:p>3)Cache Line size gives a small performance improvement.</text:p>
            </draw:text-box>
          </draw:frame>
          <draw:frame draw:z-index="2" draw:style-name="gr3" draw:text-style-name="P1" svg:width="245.06pt" svg:height="92.89pt" svg:x="344.95pt" svg:y="18.23pt">
            <draw:text-box>
              <text:p>Notes for 470lbm results:</text:p>
              <text:p>1)Large L1i, L1d and L2 do not give significant performance improvements.</text:p>
              <text:p>2)Memory Association gives close to zero performance improvements.</text:p>
              <text:p>3)Cache Line size plays a significant role in overall performance.</text:p>
            </draw:text-box>
          </draw:frame>
          <draw:frame draw:z-index="3" draw:style-name="gr4" draw:text-style-name="P1" svg:width="245.06pt" svg:height="132.69pt" svg:x="344.95pt" svg:y="670.76pt">
            <draw:text-box>
              <text:p>Notes for 429mcf results:</text:p>
              <text:p>1)Increasing the L2 can result in small performance improvements. Allocating most of our L1 cache for data usage can improve performance. Increasing the L1d to 512kB can further improve performance.</text:p>
              <text:p>2)Associative memory can perform better. Minimal returns after a 4 way association.</text:p>
              <text:p>3)Cache Line size can give us decent performance improvements.</text:p>
            </draw:text-box>
          </draw:frame>
          <draw:frame draw:z-index="4" draw:style-name="gr2" draw:text-style-name="P1" svg:width="245.06pt" svg:height="145.96pt" svg:x="344.98pt" svg:y="897.17pt">
            <draw:text-box>
              <text:p>Notes for 401bzip2 results:</text:p>
              <text:p>1)Increasing the L2 can result in small performance improvements. Allocating most of our L1 cache for data usage can improve performance. Increasing the L1d to 512kB can further improve performance.</text:p>
              <text:p>2)Associative memory can give minimal performance improvements. Minimal returns after a 2 way association.</text:p>
              <text:p>3)Cache Line size can give us decent performance improvements.</text:p>
            </draw:text-box>
          </draw:frame>
        </table:shapes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2" table:default-cell-style-name="ce5"/>
        <table:table-row table:style-name="ro1">
          <table:table-cell table:style-name="ce1" office:value-type="string" calcext:value-type="string">
            <text:p>470lbm</text:p>
          </table:table-cell>
          <table:table-cell table:style-name="ce4" office:value-type="string" calcext:value-type="string">
            <text:p>CPI</text:p>
          </table:table-cell>
          <table:table-cell table:style-name="ce4" office:value-type="string" calcext:value-type="string">
            <text:p>L1d-M.R.</text:p>
          </table:table-cell>
          <table:table-cell table:style-name="ce4" office:value-type="string" calcext:value-type="string">
            <text:p>L1i-M.R.</text:p>
          </table:table-cell>
          <table:table-cell table:style-name="ce4" office:value-type="string" calcext:value-type="string">
            <text:p>L2-M.R.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float" office:value="2.628334" calcext:value-type="float">
            <text:p>2.628334</text:p>
          </table:table-cell>
          <table:table-cell office:value-type="float" office:value="0.061119" calcext:value-type="float">
            <text:p>0.061119</text:p>
          </table:table-cell>
          <table:table-cell office:value-type="float" office:value="0.000084" calcext:value-type="float">
            <text:p>8.4E-05</text:p>
          </table:table-cell>
          <table:table-cell office:value-type="float" office:value="0.996652" calcext:value-type="float">
            <text:p>0.996652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float" office:value="2.631172" calcext:value-type="float">
            <text:p>2.631172</text:p>
          </table:table-cell>
          <table:table-cell office:value-type="float" office:value="0.061266" calcext:value-type="float">
            <text:p>0.061266</text:p>
          </table:table-cell>
          <table:table-cell office:value-type="float" office:value="0.000084" calcext:value-type="float">
            <text:p>8.4E-05</text:p>
          </table:table-cell>
          <table:table-cell office:value-type="float" office:value="0.993268" calcext:value-type="float">
            <text:p>0.993268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office:value-type="float" office:value="2.628334" calcext:value-type="float">
            <text:p>2.628334</text:p>
          </table:table-cell>
          <table:table-cell office:value-type="float" office:value="0.061119" calcext:value-type="float">
            <text:p>0.061119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0.996635" calcext:value-type="float">
            <text:p>0.996635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office:value-type="float" office:value="2.630777" calcext:value-type="float">
            <text:p>2.630777</text:p>
          </table:table-cell>
          <table:table-cell office:value-type="float" office:value="0.061118" calcext:value-type="float">
            <text:p>0.061118</text:p>
          </table:table-cell>
          <table:table-cell office:value-type="float" office:value="0.000085" calcext:value-type="float">
            <text:p>8.5E-05</text:p>
          </table:table-cell>
          <table:table-cell office:value-type="float" office:value="0.996729" calcext:value-type="float">
            <text:p>0.996729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office:value-type="float" office:value="2.632625" calcext:value-type="float">
            <text:p>2.632625</text:p>
          </table:table-cell>
          <table:table-cell office:value-type="float" office:value="0.061118" calcext:value-type="float">
            <text:p>0.061118</text:p>
          </table:table-cell>
          <table:table-cell office:value-type="float" office:value="0.000085" calcext:value-type="float">
            <text:p>8.5E-05</text:p>
          </table:table-cell>
          <table:table-cell office:value-type="float" office:value="0.996883" calcext:value-type="float">
            <text:p>0.996883</text:p>
          </table:table-cell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office:value-type="float" office:value="2.627128" calcext:value-type="float">
            <text:p>2.627128</text:p>
          </table:table-cell>
          <table:table-cell office:value-type="float" office:value="0.061045" calcext:value-type="float">
            <text:p>0.061045</text:p>
          </table:table-cell>
          <table:table-cell office:value-type="float" office:value="0.000084" calcext:value-type="float">
            <text:p>8.4E-05</text:p>
          </table:table-cell>
          <table:table-cell office:value-type="float" office:value="0.998356" calcext:value-type="float">
            <text:p>0.998356</text:p>
          </table:table-cell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office:value-type="float" office:value="3.919794" calcext:value-type="float">
            <text:p>3.919794</text:p>
          </table:table-cell>
          <table:table-cell office:value-type="float" office:value="0.122" calcext:value-type="float">
            <text:p>0.122</text:p>
          </table:table-cell>
          <table:table-cell office:value-type="float" office:value="0.000081" calcext:value-type="float">
            <text:p>8.1E-05</text:p>
          </table:table-cell>
          <table:table-cell office:value-type="float" office:value="0.999284" calcext:value-type="float">
            <text:p>0.999284</text:p>
          </table:table-cell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office:value-type="float" office:value="1.991476" calcext:value-type="float">
            <text:p>1.991476</text:p>
          </table:table-cell>
          <table:table-cell office:value-type="float" office:value="0.030809" calcext:value-type="float">
            <text:p>0.030809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.985802" calcext:value-type="float">
            <text:p>0.985802</text:p>
          </table:table-cell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office:value-type="float" office:value="2.620761" calcext:value-type="float">
            <text:p>2.620761</text:p>
          </table:table-cell>
          <table:table-cell office:value-type="float" office:value="0.060971" calcext:value-type="float">
            <text:p>0.060971</text:p>
          </table:table-cell>
          <table:table-cell office:value-type="float" office:value="0.000085" calcext:value-type="float">
            <text:p>8.5E-05</text:p>
          </table:table-cell>
          <table:table-cell office:value-type="float" office:value="0.999982" calcext:value-type="float">
            <text:p>0.999982</text:p>
          </table:table-cell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office:value-type="float" office:value="2.620761" calcext:value-type="float">
            <text:p>2.620761</text:p>
          </table:table-cell>
          <table:table-cell office:value-type="float" office:value="0.060971" calcext:value-type="float">
            <text:p>0.060971</text:p>
          </table:table-cell>
          <table:table-cell office:value-type="float" office:value="0.000085" calcext:value-type="float">
            <text:p>8.5E-05</text:p>
          </table:table-cell>
          <table:table-cell office:value-type="float" office:value="0.999982" calcext:value-type="float">
            <text:p>0.999982</text:p>
          </table:table-cell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office:value-type="float" office:value="2.620761" calcext:value-type="float">
            <text:p>2.620761</text:p>
          </table:table-cell>
          <table:table-cell office:value-type="float" office:value="0.060971" calcext:value-type="float">
            <text:p>0.060971</text:p>
          </table:table-cell>
          <table:table-cell office:value-type="float" office:value="0.000085" calcext:value-type="float">
            <text:p>8.5E-05</text:p>
          </table:table-cell>
          <table:table-cell office:value-type="float" office:value="0.999982" calcext:value-type="float">
            <text:p>0.999982</text:p>
          </table:table-cell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458sjeng</text:p>
          </table:table-cell>
          <table:table-cell table:style-name="ce4" office:value-type="string" calcext:value-type="string">
            <text:p>CPI</text:p>
          </table:table-cell>
          <table:table-cell table:style-name="ce4" office:value-type="string" calcext:value-type="string">
            <text:p>L1d-M.R.</text:p>
          </table:table-cell>
          <table:table-cell table:style-name="ce4" office:value-type="string" calcext:value-type="string">
            <text:p>L1i-M.R.</text:p>
          </table:table-cell>
          <table:table-cell table:style-name="ce4" office:value-type="string" calcext:value-type="string">
            <text:p>L2-M.R.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7.057547" calcext:value-type="float">
            <text:p>7.057547</text:p>
          </table:table-cell>
          <table:table-cell office:value-type="float" office:value="0.122365" calcext:value-type="float">
            <text:p>0.122365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991297" calcext:value-type="float">
            <text:p>0.991297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7.057546" calcext:value-type="float">
            <text:p>7.057546</text:p>
          </table:table-cell>
          <table:table-cell office:value-type="float" office:value="0.122368" calcext:value-type="float">
            <text:p>0.122368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991262" calcext:value-type="float">
            <text:p>0.991262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7.057568" calcext:value-type="float">
            <text:p>7.057568</text:p>
          </table:table-cell>
          <table:table-cell office:value-type="float" office:value="0.122365" calcext:value-type="float">
            <text:p>0.122365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991296" calcext:value-type="float">
            <text:p>0.991296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7.059353" calcext:value-type="float">
            <text:p>7.059353</text:p>
          </table:table-cell>
          <table:table-cell office:value-type="float" office:value="0.122365" calcext:value-type="float">
            <text:p>0.122365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991297" calcext:value-type="float">
            <text:p>0.991297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7.060121" calcext:value-type="float">
            <text:p>7.060121</text:p>
          </table:table-cell>
          <table:table-cell office:value-type="float" office:value="0.122365" calcext:value-type="float">
            <text:p>0.122365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991297" calcext:value-type="float">
            <text:p>0.991297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7.038328" calcext:value-type="float">
            <text:p>7.038328</text:p>
          </table:table-cell>
          <table:table-cell office:value-type="float" office:value="0.12183" calcext:value-type="float">
            <text:p>0.12183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999988" calcext:value-type="float">
            <text:p>0.999988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1.664983" calcext:value-type="float">
            <text:p>11.664983</text:p>
          </table:table-cell>
          <table:table-cell office:value-type="float" office:value="0.243921" calcext:value-type="float">
            <text:p>0.243921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997805" calcext:value-type="float">
            <text:p>0.997805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5.011064" calcext:value-type="float">
            <text:p>5.011064</text:p>
          </table:table-cell>
          <table:table-cell office:value-type="float" office:value="0.061986" calcext:value-type="float">
            <text:p>0.061986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966107" calcext:value-type="float">
            <text:p>0.966107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7.0384" calcext:value-type="float">
            <text:p>7.0384</text:p>
          </table:table-cell>
          <table:table-cell office:value-type="float" office:value="0.12183" calcext:value-type="float">
            <text:p>0.12183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99999" calcext:value-type="float">
            <text:p>0.99999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7.038652" calcext:value-type="float">
            <text:p>7.038652</text:p>
          </table:table-cell>
          <table:table-cell office:value-type="float" office:value="0.12183" calcext:value-type="float">
            <text:p>0.12183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999992" calcext:value-type="float">
            <text:p>0.999992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7.039063" calcext:value-type="float">
            <text:p>7.039063</text:p>
          </table:table-cell>
          <table:table-cell office:value-type="float" office:value="0.12183" calcext:value-type="float">
            <text:p>0.12183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999992" calcext:value-type="float">
            <text:p>0.999992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456hmmer</text:p>
          </table:table-cell>
          <table:table-cell table:style-name="ce4" office:value-type="string" calcext:value-type="string">
            <text:p>CPI</text:p>
          </table:table-cell>
          <table:table-cell table:style-name="ce4" office:value-type="string" calcext:value-type="string">
            <text:p>L1d-M.R.</text:p>
          </table:table-cell>
          <table:table-cell table:style-name="ce4" office:value-type="string" calcext:value-type="string">
            <text:p>L1i-M.R.</text:p>
          </table:table-cell>
          <table:table-cell table:style-name="ce4" office:value-type="string" calcext:value-type="string">
            <text:p>L2-M.R.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.182639" calcext:value-type="float">
            <text:p>1.182639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00355" calcext:value-type="float">
            <text:p>0.000355</text:p>
          </table:table-cell>
          <table:table-cell office:value-type="float" office:value="0.438528" calcext:value-type="float">
            <text:p>0.43852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.189905" calcext:value-type="float">
            <text:p>1.189905</text:p>
          </table:table-cell>
          <table:table-cell office:value-type="float" office:value="0.001458" calcext:value-type="float">
            <text:p>0.001458</text:p>
          </table:table-cell>
          <table:table-cell office:value-type="float" office:value="0.000355" calcext:value-type="float">
            <text:p>0.000355</text:p>
          </table:table-cell>
          <table:table-cell office:value-type="float" office:value="0.082945" calcext:value-type="float">
            <text:p>0.082945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.182639" calcext:value-type="float">
            <text:p>1.182639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00365" calcext:value-type="float">
            <text:p>0.000365</text:p>
          </table:table-cell>
          <table:table-cell office:value-type="float" office:value="0.432598" calcext:value-type="float">
            <text:p>0.432598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.182627" calcext:value-type="float">
            <text:p>1.182627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00355" calcext:value-type="float">
            <text:p>0.000355</text:p>
          </table:table-cell>
          <table:table-cell office:value-type="float" office:value="0.438617" calcext:value-type="float">
            <text:p>0.438617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.182627" calcext:value-type="float">
            <text:p>1.182627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00355" calcext:value-type="float">
            <text:p>0.000355</text:p>
          </table:table-cell>
          <table:table-cell office:value-type="float" office:value="0.438617" calcext:value-type="float">
            <text:p>0.438617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.182167" calcext:value-type="float">
            <text:p>1.182167</text:p>
          </table:table-cell>
          <table:table-cell office:value-type="float" office:value="0.000169" calcext:value-type="float">
            <text:p>0.000169</text:p>
          </table:table-cell>
          <table:table-cell office:value-type="float" office:value="0.000355" calcext:value-type="float">
            <text:p>0.000355</text:p>
          </table:table-cell>
          <table:table-cell office:value-type="float" office:value="0.516305" calcext:value-type="float">
            <text:p>0.516305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.185982" calcext:value-type="float">
            <text:p>1.185982</text:p>
          </table:table-cell>
          <table:table-cell office:value-type="float" office:value="0.00037" calcext:value-type="float">
            <text:p>0.00037</text:p>
          </table:table-cell>
          <table:table-cell office:value-type="float" office:value="0.000393" calcext:value-type="float">
            <text:p>0.000393</text:p>
          </table:table-cell>
          <table:table-cell office:value-type="float" office:value="0.556754" calcext:value-type="float">
            <text:p>0.556754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.178179" calcext:value-type="float">
            <text:p>1.178179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.000308" calcext:value-type="float">
            <text:p>0.000308</text:p>
          </table:table-cell>
          <table:table-cell office:value-type="float" office:value="0.338218" calcext:value-type="float">
            <text:p>0.338218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.181437" calcext:value-type="float">
            <text:p>1.181437</text:p>
          </table:table-cell>
          <table:table-cell office:value-type="float" office:value="0.000178" calcext:value-type="float">
            <text:p>0.000178</text:p>
          </table:table-cell>
          <table:table-cell office:value-type="float" office:value="0.000078" calcext:value-type="float">
            <text:p>7.8E-05</text:p>
          </table:table-cell>
          <table:table-cell office:value-type="float" office:value="0.885843" calcext:value-type="float">
            <text:p>0.885843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.181359" calcext:value-type="float">
            <text:p>1.181359</text:p>
          </table:table-cell>
          <table:table-cell office:value-type="float" office:value="0.000166" calcext:value-type="float">
            <text:p>0.000166</text:p>
          </table:table-cell>
          <table:table-cell office:value-type="float" office:value="0.000078" calcext:value-type="float">
            <text:p>7.8E-05</text:p>
          </table:table-cell>
          <table:table-cell office:value-type="float" office:value="0.963684" calcext:value-type="float">
            <text:p>0.963684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.181346" calcext:value-type="float">
            <text:p>1.181346</text:p>
          </table:table-cell>
          <table:table-cell office:value-type="float" office:value="0.000163" calcext:value-type="float">
            <text:p>0.000163</text:p>
          </table:table-cell>
          <table:table-cell office:value-type="float" office:value="0.000078" calcext:value-type="float">
            <text:p>7.8E-05</text:p>
          </table:table-cell>
          <table:table-cell office:value-type="float" office:value="0.981594" calcext:value-type="float">
            <text:p>0.981594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429mcf</text:p>
          </table:table-cell>
          <table:table-cell table:style-name="ce4" office:value-type="string" calcext:value-type="string">
            <text:p>CPI</text:p>
          </table:table-cell>
          <table:table-cell table:style-name="ce4" office:value-type="string" calcext:value-type="string">
            <text:p>L1d-M.R.</text:p>
          </table:table-cell>
          <table:table-cell table:style-name="ce4" office:value-type="string" calcext:value-type="string">
            <text:p>L1i-M.R.</text:p>
          </table:table-cell>
          <table:table-cell table:style-name="ce4" office:value-type="string" calcext:value-type="string">
            <text:p>L2-M.R.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.138807" calcext:value-type="float">
            <text:p>1.138807</text:p>
          </table:table-cell>
          <table:table-cell office:value-type="float" office:value="0.00209" calcext:value-type="float">
            <text:p>0.00209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710269" calcext:value-type="float">
            <text:p>0.710269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.137562" calcext:value-type="float">
            <text:p>1.137562</text:p>
          </table:table-cell>
          <table:table-cell office:value-type="float" office:value="0.002453" calcext:value-type="float">
            <text:p>0.002453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623279" calcext:value-type="float">
            <text:p>0.623279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.135591" calcext:value-type="float">
            <text:p>1.135591</text:p>
          </table:table-cell>
          <table:table-cell office:value-type="float" office:value="0.002136" calcext:value-type="float">
            <text:p>0.002136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712367" calcext:value-type="float">
            <text:p>0.712367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.137664" calcext:value-type="float">
            <text:p>1.137664</text:p>
          </table:table-cell>
          <table:table-cell office:value-type="float" office:value="0.002136" calcext:value-type="float">
            <text:p>0.002136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764292" calcext:value-type="float">
            <text:p>0.76429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.139401" calcext:value-type="float">
            <text:p>1.139401</text:p>
          </table:table-cell>
          <table:table-cell office:value-type="float" office:value="0.002136" calcext:value-type="float">
            <text:p>0.002136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801502" calcext:value-type="float">
            <text:p>0.801502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.133927" calcext:value-type="float">
            <text:p>1.133927</text:p>
          </table:table-cell>
          <table:table-cell office:value-type="float" office:value="0.001922" calcext:value-type="float">
            <text:p>0.001922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793807" calcext:value-type="float">
            <text:p>0.793807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.152669" calcext:value-type="float">
            <text:p>1.152669</text:p>
          </table:table-cell>
          <table:table-cell office:value-type="float" office:value="0.003197" calcext:value-type="float">
            <text:p>0.003197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829586" calcext:value-type="float">
            <text:p>0.829586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.114983" calcext:value-type="float">
            <text:p>1.114983</text:p>
          </table:table-cell>
          <table:table-cell office:value-type="float" office:value="0.001385" calcext:value-type="float">
            <text:p>0.00138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529382" calcext:value-type="float">
            <text:p>0.529382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.134034" calcext:value-type="float">
            <text:p>1.134034</text:p>
          </table:table-cell>
          <table:table-cell office:value-type="float" office:value="0.001893" calcext:value-type="float">
            <text:p>0.001893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802532" calcext:value-type="float">
            <text:p>0.80253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.133878" calcext:value-type="float">
            <text:p>1.133878</text:p>
          </table:table-cell>
          <table:table-cell office:value-type="float" office:value="0.001859" calcext:value-type="float">
            <text:p>0.001859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814546" calcext:value-type="float">
            <text:p>0.814546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.133878" calcext:value-type="float">
            <text:p>1.133878</text:p>
          </table:table-cell>
          <table:table-cell office:value-type="float" office:value="0.001849" calcext:value-type="float">
            <text:p>0.001849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817793" calcext:value-type="float">
            <text:p>0.817793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401bzip2</text:p>
          </table:table-cell>
          <table:table-cell table:style-name="ce4" office:value-type="string" calcext:value-type="string">
            <text:p>CPI</text:p>
          </table:table-cell>
          <table:table-cell table:style-name="ce4" office:value-type="string" calcext:value-type="string">
            <text:p>L1d-M.R.</text:p>
          </table:table-cell>
          <table:table-cell table:style-name="ce4" office:value-type="string" calcext:value-type="string">
            <text:p>L1i-M.R.</text:p>
          </table:table-cell>
          <table:table-cell table:style-name="ce4" office:value-type="string" calcext:value-type="string">
            <text:p>L2-M.R.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.537472" calcext:value-type="float">
            <text:p>1.537472</text:p>
          </table:table-cell>
          <table:table-cell office:value-type="float" office:value="0.008766" calcext:value-type="float">
            <text:p>0.008766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453703" calcext:value-type="float">
            <text:p>0.453703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.594889" calcext:value-type="float">
            <text:p>1.594889</text:p>
          </table:table-cell>
          <table:table-cell office:value-type="float" office:value="0.014053" calcext:value-type="float">
            <text:p>0.014053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270552" calcext:value-type="float">
            <text:p>0.270552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.53748" calcext:value-type="float">
            <text:p>1.53748</text:p>
          </table:table-cell>
          <table:table-cell office:value-type="float" office:value="0.008767" calcext:value-type="float">
            <text:p>0.008767</text:p>
          </table:table-cell>
          <table:table-cell office:value-type="float" office:value="0.000072" calcext:value-type="float">
            <text:p>7.2E-05</text:p>
          </table:table-cell>
          <table:table-cell office:value-type="float" office:value="0.453694" calcext:value-type="float">
            <text:p>0.453694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.560921" calcext:value-type="float">
            <text:p>1.560921</text:p>
          </table:table-cell>
          <table:table-cell office:value-type="float" office:value="0.008761" calcext:value-type="float">
            <text:p>0.008761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538613" calcext:value-type="float">
            <text:p>0.538613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.579862" calcext:value-type="float">
            <text:p>1.579862</text:p>
          </table:table-cell>
          <table:table-cell office:value-type="float" office:value="0.008749" calcext:value-type="float">
            <text:p>0.008749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619829" calcext:value-type="float">
            <text:p>0.619829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.526448" calcext:value-type="float">
            <text:p>1.526448</text:p>
          </table:table-cell>
          <table:table-cell office:value-type="float" office:value="0.00724" calcext:value-type="float">
            <text:p>0.00724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56324" calcext:value-type="float">
            <text:p>0.56324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.638202" calcext:value-type="float">
            <text:p>1.638202</text:p>
          </table:table-cell>
          <table:table-cell office:value-type="float" office:value="0.012731" calcext:value-type="float">
            <text:p>0.012731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.592935" calcext:value-type="float">
            <text:p>0.592935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.533115" calcext:value-type="float">
            <text:p>1.533115</text:p>
          </table:table-cell>
          <table:table-cell office:value-type="float" office:value="0.007662" calcext:value-type="float">
            <text:p>0.007662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.309546" calcext:value-type="float">
            <text:p>0.309546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.534778" calcext:value-type="float">
            <text:p>1.534778</text:p>
          </table:table-cell>
          <table:table-cell office:value-type="float" office:value="0.008223" calcext:value-type="float">
            <text:p>0.008223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477444" calcext:value-type="float">
            <text:p>0.47744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.533048" calcext:value-type="float">
            <text:p>1.533048</text:p>
          </table:table-cell>
          <table:table-cell office:value-type="float" office:value="0.008016" calcext:value-type="float">
            <text:p>0.008016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490181" calcext:value-type="float">
            <text:p>0.490181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.533309" calcext:value-type="float">
            <text:p>1.533309</text:p>
          </table:table-cell>
          <table:table-cell office:value-type="float" office:value="0.008014" calcext:value-type="float">
            <text:p>0.008014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490412" calcext:value-type="float">
            <text:p>0.490412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3">00/00/0000</text:date>, <text:time style:data-style-name="N2" text:time-value="21:37:11.9700474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1-12-13T17:06:40.647802868</meta:creation-date>
    <dc:date>2021-12-13T21:37:21.518008512</dc:date>
    <meta:editing-duration>PT28M31S</meta:editing-duration>
    <meta:editing-cycles>8</meta:editing-cycles>
    <meta:generator>LibreOffice/6.3.2.2$Linux_X86_64 LibreOffice_project/30$Build-2</meta:generator>
    <meta:document-statistic meta:table-count="1" meta:cell-count="305" meta:object-count="5"/>
  </office:meta>
</office:document-meta>
</file>